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cc79b" draw:textarea-horizontal-align="justify" draw:textarea-vertical-align="middle" draw:auto-grow-height="false" fo:min-height="0.766cm" fo:min-width="0.516cm"/>
    </style:style>
    <style:style style:name="gr2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0.516cm"/>
    </style:style>
    <style:style style:name="gr3" style:family="graphic" style:parent-style-name="standard">
      <style:graphic-properties svg:stroke-color="#000000" draw:fill-color="#fff685" draw:textarea-horizontal-align="justify" draw:textarea-vertical-align="middle" draw:auto-grow-height="false" fo:min-height="0.766cm" fo:min-width="0.516cm"/>
    </style:style>
    <style:style style:name="gr4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0.516cm"/>
    </style:style>
    <style:style style:name="gr5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0.516cm"/>
    </style:style>
    <style:style style:name="gr6" style:family="graphic" style:parent-style-name="standard">
      <style:graphic-properties svg:stroke-color="#000000" draw:fill-color="#adc5e7" draw:textarea-horizontal-align="justify" draw:textarea-vertical-align="middle" draw:auto-grow-height="false" fo:min-height="0.766cm" fo:min-width="0.516cm"/>
    </style:style>
    <style:style style:name="gr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06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751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color="#000000" draw:fill-color="#9d85be" draw:textarea-horizontal-align="justify" draw:textarea-vertical-align="middle" draw:auto-grow-height="false" fo:min-height="0.766cm" fo:min-width="0.516cm"/>
    </style:style>
    <style:style style:name="P1" style:family="paragraph">
      <style:paragraph-properties fo:text-align="center"/>
    </style:style>
    <style:style style:name="P2" style:family="paragraph">
      <loext:graphic-properties draw:fill-color="#fcc79b"/>
      <style:paragraph-properties fo:text-align="center"/>
    </style:style>
    <style:style style:name="P3" style:family="paragraph">
      <loext:graphic-properties draw:fill-color="#bee3d3"/>
      <style:paragraph-properties fo:text-align="center"/>
    </style:style>
    <style:style style:name="P4" style:family="paragraph">
      <loext:graphic-properties draw:fill-color="#fff685"/>
      <style:paragraph-properties fo:text-align="center"/>
    </style:style>
    <style:style style:name="P5" style:family="paragraph">
      <loext:graphic-properties draw:fill-color="#fffbcc"/>
      <style:paragraph-properties fo:text-align="center"/>
    </style:style>
    <style:style style:name="P6" style:family="paragraph">
      <loext:graphic-properties draw:fill-color="#f7a19a"/>
      <style:paragraph-properties fo:text-align="center"/>
    </style:style>
    <style:style style:name="P7" style:family="paragraph">
      <loext:graphic-properties draw:fill-color="#adc5e7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9d85b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016cm" svg:height="1.016cm" svg:x="8.366cm" svg:y="10.39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1.414cm" svg:y="10.398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016cm" svg:height="1.016cm" svg:x="5.318cm" svg:y="10.39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6cm" svg:height="1.016cm" svg:x="3.286cm" svg:y="10.39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6cm" svg:height="1.016cm" svg:x="9.382cm" svg:y="10.39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2.27cm" svg:y="10.39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6.334cm" svg:y="10.39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2.43cm" svg:y="10.398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1.254cm" svg:y="10.39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4.302cm" svg:y="10.39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7.35cm" svg:y="10.39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10.398cm" svg:y="10.398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12.43cm" svg:y="11.922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7.51cm" svg:y="11.922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016cm" svg:height="1.016cm" svg:x="8.366cm" svg:y="11.92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6cm" svg:height="1.016cm" svg:x="5.318cm" svg:y="11.92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6cm" svg:height="1.016cm" svg:x="14.462cm" svg:y="11.922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3.286cm" svg:y="11.92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9.382cm" svg:y="11.92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8.526cm" svg:y="11.922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2.27cm" svg:y="11.92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6.334cm" svg:y="11.92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11.414cm" svg:y="11.922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15.478cm" svg:y="11.922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2.222cm" draw:transform="rotate (-1.5707963267949) translate (3.303cm 9.653cm)">
          <text:p/>
          <draw:enhanced-geometry svg:viewBox="0 0 21600 21600" draw:glue-points="21600 0 0 10800 21600 21600" draw:text-areas="13800 ?f9 21600 ?f10" draw:mirror-horizont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8" draw:layer="layout" svg:width="0.508cm" svg:height="2.222cm" draw:transform="rotate (-1.5707963267949) translate (13.503cm 9.654cm)">
          <text:p/>
          <draw:enhanced-geometry svg:viewBox="0 0 21600 21600" draw:glue-points="21600 0 0 10800 21600 21600" draw:text-areas="13800 ?f9 21600 ?f10" draw:mirror-horizont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8" draw:layer="layout" svg:width="0.508cm" svg:height="3.221cm" draw:transform="rotate (1.5707963267949) translate (1.081cm 13.762cm)">
          <text:p/>
          <draw:enhanced-geometry svg:viewBox="0 0 21600 21600" draw:glue-points="21600 0 0 10800 21600 21600" draw:text-areas="13800 ?f9 21600 ?f10" draw:mirror-horizont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8" draw:layer="layout" svg:width="0.508cm" svg:height="3.221cm" draw:transform="rotate (1.5707963267949) translate (16.381cm 13.762cm)">
          <text:p/>
          <draw:enhanced-geometry svg:viewBox="0 0 21600 21600" draw:glue-points="21600 0 0 10800 21600 21600" draw:text-areas="13800 ?f9 21600 ?f10" draw:mirror-horizont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8" draw:layer="layout" svg:width="0.508cm" svg:height="2.222cm" draw:transform="rotate (-1.5707963267949) translate (5.703cm 9.654cm)">
          <text:p/>
          <draw:enhanced-geometry svg:viewBox="0 0 21600 21600" draw:glue-points="21600 0 0 10800 21600 21600" draw:text-areas="13800 ?f9 21600 ?f10" draw:mirror-horizont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8" draw:layer="layout" svg:width="0.508cm" svg:height="3.221cm" draw:transform="rotate (1.5707963267949) translate (4.281cm 13.762cm)">
          <text:p/>
          <draw:enhanced-geometry svg:viewBox="0 0 21600 21600" draw:glue-points="21600 0 0 10800 21600 21600" draw:text-areas="13800 ?f9 21600 ?f10" draw:mirror-horizont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9" draw:layer="layout" svg:width="1.016cm" svg:height="1.016cm" svg:x="1.254cm" svg:y="11.922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016cm" svg:height="1.016cm" svg:x="4.302cm" svg:y="11.9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016cm" svg:height="1.016cm" svg:x="16.494cm" svg:y="11.9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016cm" svg:height="1.016cm" svg:x="13.446cm" svg:y="11.9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016cm" svg:height="1.016cm" svg:x="10.394cm" svg:y="11.9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016cm" svg:height="1.016cm" svg:x="7.35cm" svg:y="11.9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01:58:08.671207242</meta:creation-date>
    <dc:date>2019-07-29T02:01:11.514845439</dc:date>
    <meta:editing-duration>PT3M3S</meta:editing-duration>
    <meta:editing-cycles>2</meta:editing-cycles>
    <meta:generator>LibreOffice/6.0.7.3$Linux_X86_64 LibreOffice_project/00m0$Build-3</meta:generator>
    <meta:document-statistic meta:object-count="36"/>
  </office:meta>
</office:document-meta>
</file>